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style:text-underline-type="single" style:text-underline-style="solid"/>
    </style:style>
    <style:style style:name="P1" style:family="paragraph">
      <style:paragraph-properties/>
    </style:style>
  </office:automatic-styles>
  <office:body>
    <office:text>
      <text:p text:style-name="P1"><text:span text:style-name="T1">Wie soll dass dann hinterher aussehen?</text:span></text:p>
      <text:p text:style-name="P1">Dieses Design funktioniert ähnlich wie bisher. Oben ist eine Menüleiste, in der man über Klappmenüs in die einzelnen Abschnitte kommt. Statt „aktualisieren“ kann man aber direkt seinen Autorefresh-Timer einstellen über eine Klappbox. Eventuell befindet der sich aber auch erst in der „Einstellungen“-Klappbox.</text:p>
      <text:p text:style-name="P1">Jede Liste kann nur über Klappboxen erreicht werden, wird dann aber direkt dynamisch in die Seite eingebaut. Ansonsten ist alles wie gehabt.</text:p>
    </office:text>
  </office:body>
</office:document-content>
</file>

<file path=styles.xml><?xml version="1.0" encoding="utf-8"?>
<office:document-styles xmlns:office="urn:oasis:names:tc:opendocument:xmlns:office:1.0" office:version="1.2"/>
</file>